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.5pt" fo:font-weight="bold" officeooo:rsid="001c06d3" officeooo:paragraph-rsid="001c06d3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Arial" fo:font-size="10.5pt" fo:font-weight="bold" officeooo:rsid="002126ce" officeooo:paragraph-rsid="002126ce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Arial" fo:font-size="10.5pt" fo:font-weight="normal" officeooo:rsid="00238729" officeooo:paragraph-rsid="00238729" fo:background-color="#e8f2a1" style:font-size-asian="10.5pt" style:font-weight-asian="normal" style:font-size-complex="10.5pt" style:font-weight-complex="normal"/>
    </style:style>
    <style:style style:name="P4" style:family="paragraph" style:parent-style-name="Standard" style:list-style-name="List_20_1">
      <style:text-properties style:font-name="Arial" fo:font-size="10.5pt" fo:font-weight="normal" officeooo:rsid="001c06d3" officeooo:paragraph-rsid="001c06d3" style:font-size-asian="10.5pt" style:font-weight-asian="normal" style:font-size-complex="10.5pt" style:font-weight-complex="normal"/>
    </style:style>
    <style:style style:name="P5" style:family="paragraph" style:parent-style-name="Standard" style:list-style-name="List_20_1">
      <style:text-properties style:font-name="Arial" fo:font-size="10.5pt" fo:font-weight="normal" officeooo:rsid="001cac0a" officeooo:paragraph-rsid="001cac0a" style:font-size-asian="10.5pt" style:font-weight-asian="normal" style:font-size-complex="10.5pt" style:font-weight-complex="normal"/>
    </style:style>
    <style:style style:name="P6" style:family="paragraph" style:parent-style-name="Standard" style:list-style-name="List_20_1">
      <style:text-properties style:font-name="Arial" fo:font-size="10.5pt" fo:font-weight="normal" officeooo:rsid="001f067b" officeooo:paragraph-rsid="001f067b" style:font-size-asian="10.5pt" style:font-weight-asian="normal" style:font-size-complex="10.5pt" style:font-weight-complex="normal"/>
    </style:style>
    <style:style style:name="P7" style:family="paragraph" style:parent-style-name="Standard" style:list-style-name="List_20_1">
      <style:text-properties style:font-name="Arial" fo:font-size="10.5pt" fo:font-weight="normal" officeooo:rsid="001f601c" officeooo:paragraph-rsid="001f601c" style:font-size-asian="10.5pt" style:font-weight-asian="normal" style:font-size-complex="10.5pt" style:font-weight-complex="normal"/>
    </style:style>
    <style:style style:name="P8" style:family="paragraph" style:parent-style-name="Standard" style:list-style-name="List_20_1">
      <style:text-properties style:font-name="Arial" fo:font-size="10.5pt" fo:font-weight="normal" officeooo:rsid="0020047f" officeooo:paragraph-rsid="0020047f" style:font-size-asian="10.5pt" style:font-weight-asian="normal" style:font-size-complex="10.5pt" style:font-weight-complex="normal"/>
    </style:style>
    <style:style style:name="P9" style:family="paragraph" style:parent-style-name="Standard" style:list-style-name="List_20_1">
      <style:text-properties style:font-name="Arial" fo:font-size="10.5pt" fo:font-weight="normal" officeooo:rsid="00238729" officeooo:paragraph-rsid="00238729" fo:background-color="#e8f2a1" style:font-size-asian="10.5pt" style:font-weight-asian="normal" style:font-size-complex="10.5pt" style:font-weight-complex="normal"/>
    </style:style>
    <style:style style:name="P10" style:family="paragraph" style:parent-style-name="Standard" style:list-style-name="List_20_1">
      <style:text-properties style:font-name="Arial" fo:font-size="10.5pt" fo:font-weight="normal" officeooo:rsid="0028d164" officeooo:paragraph-rsid="0028d164" fo:background-color="#e8f2a1" style:font-size-asian="10.5pt" style:font-weight-asian="normal" style:font-size-complex="10.5pt" style:font-weight-complex="normal"/>
    </style:style>
    <style:style style:name="P11" style:family="paragraph" style:parent-style-name="Standard" style:list-style-name="List_20_1">
      <style:text-properties style:font-name="Arial" fo:font-size="10.5pt" fo:font-weight="normal" officeooo:rsid="002bdc78" officeooo:paragraph-rsid="002bdc78" fo:background-color="#e8f2a1" style:font-size-asian="10.5pt" style:font-weight-asian="normal" style:font-size-complex="10.5pt" style:font-weight-complex="normal"/>
    </style:style>
    <style:style style:name="P12" style:family="paragraph" style:parent-style-name="Standard" style:list-style-name="List_20_1">
      <style:text-properties officeooo:rsid="001c06d3" officeooo:paragraph-rsid="001c06d3"/>
    </style:style>
    <style:style style:name="P13" style:family="paragraph" style:parent-style-name="Standard" style:list-style-name="List_20_1">
      <style:text-properties officeooo:rsid="001cac0a" officeooo:paragraph-rsid="001cac0a"/>
    </style:style>
    <style:style style:name="T1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style:font-name="Arial" fo:font-size="10.5pt" fo:font-weight="normal" fo:background-color="#e8f2a1" loext:char-shading-value="0" style:font-size-asian="10.5pt" style:font-weight-asian="normal" style:font-size-complex="10.5pt" style:font-weight-complex="normal"/>
    </style:style>
    <style:style style:name="T3" style:family="text">
      <style:text-properties fo:background-color="#e8f2a1" loext:char-shading-value="0"/>
    </style:style>
    <style:style style:name="T4" style:family="text">
      <style:text-properties officeooo:rsid="0025253c" fo:background-color="#e8f2a1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ey – <text:span text:style-name="T3">Green – confirm used</text:span></text:p>
      <text:p text:style-name="P1"/>
      <text:p text:style-name="P1">Resources:</text:p>
      <text:list xml:id="list1256206100" text:style-name="List_20_1">
        <text:list-header>
          <text:p text:style-name="P4"/>
        </text:list-header>
        <text:list-item>
          <text:p text:style-name="P12"><text:span text:style-name="T2">World CPI (1960-2021) </text:span><text:a xlink:type="simple" xlink:href="https://data.worldbank.org/indicator/FP.CPI.TOTL.ZG?locations=GB" text:style-name="Internet_20_link" text:visited-style-name="Visited_20_Internet_20_Link"><text:span text:style-name="T2">https://data.worldbank.org/indicator/FP.CPI.TOTL.ZG?locations=GB</text:span></text:a></text:p>
          <text:p text:style-name="P4"/>
        </text:list-item>
        <text:list-item>
          <text:p text:style-name="P13"><text:span text:style-name="T1">Investpy API </text:span><text:a xlink:type="simple" xlink:href="https://pypi.org/project/investpy/" text:style-name="Internet_20_link" text:visited-style-name="Visited_20_Internet_20_Link"><text:span text:style-name="T1">https://pypi.org/project/investpy/</text:span></text:a></text:p>
          <text:p text:style-name="P5"/>
        </text:list-item>
        <text:list-item>
          <text:p text:style-name="P6">Trading212 account</text:p>
          <text:p text:style-name="P6"/>
        </text:list-item>
        <text:list-item>
          <text:p text:style-name="P7"><text:a xlink:type="simple" xlink:href="https://www.ons.gov.uk/economy/inflationandpriceindices/bulletins/housepriceindex/april2022#:~:text=1.-,Main%20points,than%20this%20time%20last%20year." text:style-name="Internet_20_link" text:visited-style-name="Visited_20_Internet_20_Link"><text:span text:style-name="T3">UK average house price Jan 2005 – April 2022 (England, Wales, Scotland, NI) Figure 3</text:span></text:a></text:p>
          <text:p text:style-name="P8"/>
        </text:list-item>
        <text:list-item>
          <text:p text:style-name="P8"><text:span text:style-name="T3">UK water, gas and electricity </text:span><text:span text:style-name="T4">CPI price change</text:span><text:span text:style-name="T3">- </text:span><text:a xlink:type="simple" xlink:href="https://www.ons.gov.uk/aboutus/transparencyandgovernance/freedomofinformationfoi/electricitygasandwaterprices" text:style-name="Internet_20_link" text:visited-style-name="Visited_20_Internet_20_Link"><text:span text:style-name="T3">https://www.ons.gov.uk/aboutus/transparencyandgovernance/freedomofinformationfoi/electricitygasandwaterprices</text:span></text:a></text:p>
          <text:list>
            <text:list-item>
              <text:p text:style-name="P8"><text:span text:style-name="T3">Electricity (1988-now) </text:span><text:a xlink:type="simple" xlink:href="https://www.ons.gov.uk/economy/inflationandpriceindices/timeseries/l53e/mm23" text:style-name="Internet_20_link" text:visited-style-name="Visited_20_Internet_20_Link"><text:span text:style-name="T3">https://www.ons.gov.uk/economy/inflationandpriceindices/timeseries/l53e/mm23</text:span></text:a></text:p>
            </text:list-item>
            <text:list-item>
              <text:p text:style-name="P9">Gas</text:p>
            </text:list-item>
            <text:list-item>
              <text:p text:style-name="P9">Water</text:p>
            </text:list-item>
          </text:list>
        </text:list-item>
      </text:list>
      <text:p text:style-name="P3"/>
      <text:list xml:id="list174716984230181" text:continue-numbering="true" text:style-name="List_20_1">
        <text:list-item>
          <text:p text:style-name="P10">Major stock indices from Yahoo Finance - <text:a xlink:type="simple" xlink:href="https://uk.finance.yahoo.com/world-indices/" text:style-name="Internet_20_link" text:visited-style-name="Visited_20_Internet_20_Link">https://uk.finance.yahoo.com/world-indices/</text:a></text:p>
          <text:p text:style-name="P10"/>
        </text:list-item>
        <text:list-item>
          <text:p text:style-name="P11">flag icons - https://www.gosquared.com/resources/flag-icons/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8T11:20:42.255724331</meta:creation-date>
    <dc:date>2022-09-14T17:47:14.933708174</dc:date>
    <meta:editing-duration>PT7H45M40S</meta:editing-duration>
    <meta:editing-cycles>14</meta:editing-cycles>
    <meta:generator>LibreOffice/7.2.6.2$MacOSX_AARCH64 LibreOffice_project/b0ec3a565991f7569a5a7f5d24fed7f52653d754</meta:generator>
    <meta:document-statistic meta:table-count="0" meta:image-count="0" meta:object-count="0" meta:page-count="1" meta:paragraph-count="18" meta:word-count="70" meta:character-count="695" meta:non-whitespace-character-count="650"/>
  </office:meta>
</office:document-meta>
</file>